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DELHUALLAGA CORPORACION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734184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068309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ILVA CHAMORRO JUAN ISAAC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96997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068309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096997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7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5/09/2021</text:p>
          </table:table-cell>
          <table:table-cell table:style-name="Tabla2.A3" office:value-type="string">
            <text:p text:style-name="P22">78413626</text:p>
          </table:table-cell>
          <table:table-cell table:style-name="Tabla2.D3" office:value-type="string">
            <text:p text:style-name="P23">6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6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23:37:0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